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53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1.32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03cm" svg:stroke-color="#000000" draw:fill="solid" draw:fill-color="#ffffff" fo:padding-top="0.001cm" fo:padding-bottom="0.001cm" fo:padding-left="0.001cm" fo:padding-right="0.0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34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1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8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0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7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2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01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9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3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19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20pt" fo:font-weight="bold" style:font-size-asian="20pt" style:font-name-complex="Liberation Serif2" style:font-size-complex="20pt" style:font-weight-complex="bold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3" style:family="text">
      <style:text-properties fo:color="#000000" style:font-name="Liberation Serif2" fo:font-size="8pt" fo:font-weight="bold" style:font-size-asian="8pt" style:font-name-complex="Liberation Serif2" style:font-size-complex="8pt" style:font-weight-complex="bold"/>
    </style:style>
    <style:style style:name="T4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5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6" style:family="text">
      <style:text-properties fo:color="#000000" style:font-name="Liberation Serif2" fo:font-size="8pt" style:font-size-asian="8pt" style:font-name-complex="Liberation Serif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5.298cm" svg:height="0.789cm" svg:x="8.276cm" svg:y="5.675cm">
          <draw:text-box>
            <text:p text:style-name="P1"><text:span text:style-name="T1">Test Specification</text:span></text:p>
          </draw:text-box>
        </draw:frame>
        <draw:frame draw:style-name="gr2" draw:layer="layout" svg:width="1.103cm" svg:height="0.789cm" svg:x="10.251cm" svg:y="7.016cm">
          <draw:text-box>
            <text:p text:style-name="P1"><text:span text:style-name="T1">For</text:span></text:p>
          </draw:text-box>
        </draw:frame>
        <draw:frame draw:style-name="gr3" draw:layer="layout" svg:width="11.775cm" svg:height="0.789cm" svg:x="4.931cm" svg:y="8.356cm">
          <draw:text-box>
            <text:p text:style-name="P1"><text:span text:style-name="T1">&lt;Enumeration Mathematical Library&gt;</text:span></text:p>
          </draw:text-box>
        </draw:frame>
        <draw:polygon draw:style-name="gr4" draw:layer="layout" svg:width="0.208cm" svg:height="0.97cm" svg:x="10.692cm" svg:y="26.186cm" svg:viewBox="0 0 209 971" draw:points="0,0 209,0 209,971 0,971">
          <text:p/>
        </draw:polygon>
        <draw:frame draw:style-name="gr5" draw:layer="layout" svg:width="0.214cm" svg:height="0.475cm" svg:x="10.692cm" svg:y="26.201cm">
          <draw:text-box>
            <text:p text:style-name="P1"><text:span text:style-name="T2">1</text:span></text:p>
          </draw:text-box>
        </draw:frame>
        <draw:frame draw:style-name="gr5" draw:layer="layout" svg:width="0.214cm" svg:height="0.475cm" svg:x="10.696cm" svg:y="26.204cm">
          <draw:text-box>
            <text:p text:style-name="P1"><text:span text:style-name="T2">1</text:span></text:p>
          </draw:text-box>
        </draw:frame>
      </draw:page>
      <draw:page draw:name="page2" draw:style-name="dp1" draw:master-page-name="master-page24">
        <draw:frame draw:style-name="gr6" draw:layer="layout" svg:width="5.298cm" svg:height="0.789cm" svg:x="8.103cm" svg:y="2.994cm">
          <draw:text-box>
            <text:p text:style-name="P1"><text:span text:style-name="T1">Test Specification</text:span></text:p>
          </draw:text-box>
        </draw:frame>
        <draw:frame draw:style-name="gr7" draw:layer="layout" svg:width="0.112cm" svg:height="0.319cm" svg:x="13.387cm" svg:y="3.371cm">
          <draw:text-box>
            <text:p text:style-name="P1"><text:span text:style-name="T3">s</text:span></text:p>
          </draw:text-box>
        </draw:frame>
        <draw:frame draw:style-name="gr8" draw:layer="layout" svg:width="0.624cm" svg:height="0.556cm" svg:x="3.178cm" svg:y="4.114cm">
          <draw:text-box>
            <text:p text:style-name="P1"><text:span text:style-name="T4">1.1</text:span></text:p>
          </draw:text-box>
        </draw:frame>
        <draw:frame draw:style-name="gr9" draw:layer="layout" svg:width="7.584cm" svg:height="0.556cm" svg:x="4.194cm" svg:y="4.114cm">
          <draw:text-box>
            <text:p text:style-name="P1"><text:span text:style-name="T4">&lt;001&gt; - &lt;Arbitrary Large Numbers</text:span></text:p>
          </draw:text-box>
        </draw:frame>
        <draw:frame draw:style-name="gr7" draw:layer="layout" svg:width="0.163cm" svg:height="0.319cm" svg:x="11.733cm" svg:y="4.302cm">
          <draw:text-box>
            <text:p text:style-name="P1"><text:span text:style-name="T3">&gt;</text:span></text:p>
          </draw:text-box>
        </draw:frame>
        <draw:polygon draw:style-name="gr10" draw:layer="layout" svg:width="3.542cm" svg:height="0.021cm" svg:x="2.952cm" svg:y="5.57cm" svg:viewBox="0 0 3543 22" draw:points="0,0 7,11 18,22 3526,22 3533,11 3543,0">
          <text:p/>
        </draw:polygon>
        <draw:polygon draw:style-name="gr10" draw:layer="layout" svg:width="12.167cm" svg:height="0.021cm" svg:x="6.477cm" svg:y="5.57cm" svg:viewBox="0 0 12168 22" draw:points="0,0 7,11 17,22 12150,22 12157,11 12168,0">
          <text:p/>
        </draw:polygon>
        <draw:polygon draw:style-name="gr10" draw:layer="layout" svg:width="3.525cm" svg:height="0.021cm" svg:x="2.959cm" svg:y="6.286cm" svg:viewBox="0 0 3526 22" draw:points="11,0 0,12 11,22 3519,22 3526,12 3519,0">
          <text:p/>
        </draw:polygon>
        <draw:polygon draw:style-name="gr10" draw:layer="layout" svg:width="12.149cm" svg:height="0.021cm" svg:x="6.484cm" svg:y="6.286cm" svg:viewBox="0 0 12150 22" draw:points="10,0 0,12 10,22 12143,22 12150,12 12143,0">
          <text:p/>
        </draw:polygon>
        <draw:polygon draw:style-name="gr10" draw:layer="layout" svg:width="3.525cm" svg:height="0.021cm" svg:x="2.959cm" svg:y="7.002cm" svg:viewBox="0 0 3526 22" draw:points="11,0 0,12 11,22 3519,22 3526,12 3519,0">
          <text:p/>
        </draw:polygon>
        <draw:polygon draw:style-name="gr10" draw:layer="layout" svg:width="12.149cm" svg:height="0.021cm" svg:x="6.484cm" svg:y="7.002cm" svg:viewBox="0 0 12150 22" draw:points="10,0 0,12 10,22 12143,22 12150,12 12143,0">
          <text:p/>
        </draw:polygon>
        <draw:polygon draw:style-name="gr10" draw:layer="layout" svg:width="3.525cm" svg:height="0.021cm" svg:x="2.959cm" svg:y="7.718cm" svg:viewBox="0 0 3526 22" draw:points="11,0 0,11 11,22 3519,22 3526,11 3519,0">
          <text:p/>
        </draw:polygon>
        <draw:polygon draw:style-name="gr10" draw:layer="layout" svg:width="12.149cm" svg:height="0.021cm" svg:x="6.484cm" svg:y="7.718cm" svg:viewBox="0 0 12150 22" draw:points="10,0 0,11 10,22 12143,22 12150,11 12143,0">
          <text:p/>
        </draw:polygon>
        <draw:polygon draw:style-name="gr10" draw:layer="layout" svg:width="3.542cm" svg:height="0.022cm" svg:x="2.952cm" svg:y="8.434cm" svg:viewBox="0 0 3543 23" draw:points="18,0 7,11 0,23 3543,23 3533,11 3526,0">
          <text:p/>
        </draw:polygon>
        <draw:polygon draw:style-name="gr10" draw:layer="layout" svg:width="12.167cm" svg:height="0.022cm" svg:x="6.477cm" svg:y="8.434cm" svg:viewBox="0 0 12168 23" draw:points="17,0 7,11 0,23 12168,23 12157,11 12150,0">
          <text:p/>
        </draw:polygon>
        <draw:polygon draw:style-name="gr10" draw:layer="layout" svg:width="0.018cm" svg:height="0.737cm" svg:x="2.952cm" svg:y="5.57cm" svg:viewBox="0 0 19 738" draw:points="0,738 7,728 19,717 19,21 7,10 0,0">
          <text:p/>
        </draw:polygon>
        <draw:polygon draw:style-name="gr10" draw:layer="layout" svg:width="0.018cm" svg:height="0.737cm" svg:x="2.952cm" svg:y="6.286cm" svg:viewBox="0 0 19 738" draw:points="0,738 7,728 19,717 19,21 7,11 0,0">
          <text:p/>
        </draw:polygon>
        <draw:polygon draw:style-name="gr10" draw:layer="layout" svg:width="0.018cm" svg:height="0.737cm" svg:x="2.952cm" svg:y="7.002cm" svg:viewBox="0 0 19 738" draw:points="0,738 7,727 19,716 19,21 7,11 0,0">
          <text:p/>
        </draw:polygon>
        <draw:polygon draw:style-name="gr10" draw:layer="layout" svg:width="0.018cm" svg:height="0.738cm" svg:x="2.952cm" svg:y="7.718cm" svg:viewBox="0 0 19 739" draw:points="0,739 7,728 19,717 19,22 7,11 0,0">
          <text:p/>
        </draw:polygon>
        <draw:polygon draw:style-name="gr10" draw:layer="layout" svg:width="0.017cm" svg:height="0.717cm" svg:x="6.477cm" svg:y="5.58cm" svg:viewBox="0 0 18 718" draw:points="0,707 7,718 18,707 18,11 7,0 0,11">
          <text:p/>
        </draw:polygon>
        <draw:polygon draw:style-name="gr10" draw:layer="layout" svg:width="0.017cm" svg:height="0.716cm" svg:x="6.477cm" svg:y="6.297cm" svg:viewBox="0 0 18 717" draw:points="0,706 7,717 18,706 18,10 7,0 0,10">
          <text:p/>
        </draw:polygon>
        <draw:polygon draw:style-name="gr10" draw:layer="layout" svg:width="0.017cm" svg:height="0.716cm" svg:x="6.477cm" svg:y="7.013cm" svg:viewBox="0 0 18 717" draw:points="0,706 7,717 18,706 18,10 7,0 0,10">
          <text:p/>
        </draw:polygon>
        <draw:polygon draw:style-name="gr10" draw:layer="layout" svg:width="0.017cm" svg:height="0.716cm" svg:x="6.477cm" svg:y="7.729cm" svg:viewBox="0 0 18 717" draw:points="0,706 7,717 18,706 18,10 7,0 0,10">
          <text:p/>
        </draw:polygon>
        <draw:polygon draw:style-name="gr11" draw:layer="layout" svg:width="0.018cm" svg:height="0.737cm" svg:x="18.626cm" svg:y="5.57cm" svg:viewBox="0 0 19 738" draw:points="0,717 7,728 19,738 19,0 7,10 0,21">
          <text:p/>
        </draw:polygon>
        <draw:polygon draw:style-name="gr12" draw:layer="layout" svg:width="0.018cm" svg:height="0.737cm" svg:x="18.626cm" svg:y="5.57cm" svg:viewBox="0 0 19 738" draw:points="0,717 7,728 19,738 19,0 7,10 0,21">
          <text:p/>
        </draw:polygon>
        <draw:polygon draw:style-name="gr10" draw:layer="layout" svg:width="0.018cm" svg:height="0.737cm" svg:x="18.626cm" svg:y="6.286cm" svg:viewBox="0 0 19 738" draw:points="0,717 7,728 19,738 19,0 7,11 0,21">
          <text:p/>
        </draw:polygon>
        <draw:polygon draw:style-name="gr10" draw:layer="layout" svg:width="0.018cm" svg:height="0.737cm" svg:x="18.626cm" svg:y="7.002cm" svg:viewBox="0 0 19 738" draw:points="0,716 7,727 19,738 19,0 7,11 0,21">
          <text:p/>
        </draw:polygon>
        <draw:polygon draw:style-name="gr10" draw:layer="layout" svg:width="0.018cm" svg:height="0.738cm" svg:x="18.626cm" svg:y="7.718cm" svg:viewBox="0 0 19 739" draw:points="0,717 7,728 19,739 19,0 7,11 0,22">
          <text:p/>
        </draw:polygon>
        <draw:frame draw:style-name="gr13" draw:layer="layout" svg:width="8.956cm" svg:height="0.475cm" svg:x="3.178cm" svg:y="4.889cm">
          <draw:text-box>
            <text:p text:style-name="P1"><text:span text:style-name="T5">&lt;001&gt; - &lt;Limitation Test&gt; (&lt;Debdut Karmakar&gt;)</text:span></text:p>
          </draw:text-box>
        </draw:frame>
        <draw:frame draw:style-name="gr14" draw:layer="layout" svg:width="1.551cm" svg:height="0.475cm" svg:x="3.153cm" svg:y="5.605cm">
          <draw:text-box>
            <text:p text:style-name="P1"><text:span text:style-name="T5">Objectiv</text:span></text:p>
          </draw:text-box>
        </draw:frame>
        <draw:frame draw:style-name="gr7" draw:layer="layout" svg:width="0.129cm" svg:height="0.319cm" svg:x="4.706cm" svg:y="5.731cm">
          <draw:text-box>
            <text:p text:style-name="P1"><text:span text:style-name="T6">e</text:span></text:p>
          </draw:text-box>
        </draw:frame>
        <draw:frame draw:style-name="gr15" draw:layer="layout" svg:width="7.618cm" svg:height="0.475cm" svg:x="6.678cm" svg:y="5.605cm">
          <draw:text-box>
            <text:p text:style-name="P1"><text:span text:style-name="T2">Test Limitations of arbitrary Large Numbers.</text:span></text:p>
          </draw:text-box>
        </draw:frame>
        <draw:frame draw:style-name="gr16" draw:layer="layout" svg:width="0.942cm" svg:height="0.475cm" svg:x="3.153cm" svg:y="6.322cm">
          <draw:text-box>
            <text:p text:style-name="P1"><text:span text:style-name="T5">Set-u</text:span></text:p>
          </draw:text-box>
        </draw:frame>
        <draw:frame draw:style-name="gr7" draw:layer="layout" svg:width="0.146cm" svg:height="0.319cm" svg:x="4.095cm" svg:y="6.447cm">
          <draw:text-box>
            <text:p text:style-name="P1"><text:span text:style-name="T6">p</text:span></text:p>
          </draw:text-box>
        </draw:frame>
        <draw:frame draw:style-name="gr17" draw:layer="layout" svg:width="5.023cm" svg:height="0.475cm" svg:x="6.678cm" svg:y="6.322cm">
          <draw:text-box>
            <text:p text:style-name="P1"><text:span text:style-name="T2">Test with very large numbers.</text:span></text:p>
          </draw:text-box>
        </draw:frame>
        <draw:frame draw:style-name="gr18" draw:layer="layout" svg:width="2.927cm" svg:height="0.475cm" svg:x="3.153cm" svg:y="7.038cm">
          <draw:text-box>
            <text:p text:style-name="P1"><text:span text:style-name="T5">Expected Result</text:span></text:p>
          </draw:text-box>
        </draw:frame>
        <draw:frame draw:style-name="gr7" draw:layer="layout" svg:width="0.112cm" svg:height="0.319cm" svg:x="6.081cm" svg:y="7.163cm">
          <draw:text-box>
            <text:p text:style-name="P1"><text:span text:style-name="T6">s</text:span></text:p>
          </draw:text-box>
        </draw:frame>
        <draw:frame draw:style-name="gr19" draw:layer="layout" svg:width="6.598cm" svg:height="0.475cm" svg:x="6.678cm" svg:y="7.038cm">
          <draw:text-box>
            <text:p text:style-name="P1"><text:span text:style-name="T2">No limit except memory and cpu limit.</text:span></text:p>
          </draw:text-box>
        </draw:frame>
        <draw:frame draw:style-name="gr20" draw:layer="layout" svg:width="2.457cm" svg:height="0.475cm" svg:x="3.153cm" svg:y="7.754cm">
          <draw:text-box>
            <text:p text:style-name="P1"><text:span text:style-name="T5">Actual Result</text:span></text:p>
          </draw:text-box>
        </draw:frame>
        <draw:frame draw:style-name="gr7" draw:layer="layout" svg:width="0.112cm" svg:height="0.319cm" svg:x="5.609cm" svg:y="7.88cm">
          <draw:text-box>
            <text:p text:style-name="P1"><text:span text:style-name="T6">s</text:span></text:p>
          </draw:text-box>
        </draw:frame>
        <draw:frame draw:style-name="gr21" draw:layer="layout" svg:width="3.109cm" svg:height="0.475cm" svg:x="6.678cm" svg:y="7.754cm">
          <draw:text-box>
            <text:p text:style-name="P1"><text:span text:style-name="T2">Same as expected.</text:span></text:p>
          </draw:text-box>
        </draw:frame>
        <draw:polygon draw:style-name="gr10" draw:layer="layout" svg:width="3.542cm" svg:height="0.021cm" svg:x="2.952cm" svg:y="9.849cm" svg:viewBox="0 0 3543 22" draw:points="0,0 7,12 18,22 3526,22 3533,12 3543,0">
          <text:p/>
        </draw:polygon>
        <draw:polygon draw:style-name="gr10" draw:layer="layout" svg:width="12.167cm" svg:height="0.021cm" svg:x="6.477cm" svg:y="9.849cm" svg:viewBox="0 0 12168 22" draw:points="0,0 7,12 17,22 12150,22 12157,12 12168,0">
          <text:p/>
        </draw:polygon>
        <draw:polygon draw:style-name="gr10" draw:layer="layout" svg:width="3.525cm" svg:height="0.021cm" svg:x="2.959cm" svg:y="10.565cm" svg:viewBox="0 0 3526 22" draw:points="11,0 0,12 11,22 3519,22 3526,12 3519,0">
          <text:p/>
        </draw:polygon>
        <draw:polygon draw:style-name="gr10" draw:layer="layout" svg:width="12.149cm" svg:height="0.021cm" svg:x="6.484cm" svg:y="10.565cm" svg:viewBox="0 0 12150 22" draw:points="10,0 0,12 10,22 12143,22 12150,12 12143,0">
          <text:p/>
        </draw:polygon>
        <draw:polygon draw:style-name="gr10" draw:layer="layout" svg:width="3.525cm" svg:height="0.022cm" svg:x="2.959cm" svg:y="11.281cm" svg:viewBox="0 0 3526 23" draw:points="11,0 0,12 11,23 3519,23 3526,12 3519,0">
          <text:p/>
        </draw:polygon>
        <draw:polygon draw:style-name="gr10" draw:layer="layout" svg:width="12.149cm" svg:height="0.022cm" svg:x="6.484cm" svg:y="11.281cm" svg:viewBox="0 0 12150 23" draw:points="10,0 0,12 10,23 12143,23 12150,12 12143,0">
          <text:p/>
        </draw:polygon>
        <draw:polygon draw:style-name="gr10" draw:layer="layout" svg:width="3.525cm" svg:height="0.022cm" svg:x="2.959cm" svg:y="11.997cm" svg:viewBox="0 0 3526 23" draw:points="11,0 0,12 11,23 3519,23 3526,12 3519,0">
          <text:p/>
        </draw:polygon>
        <draw:polygon draw:style-name="gr10" draw:layer="layout" svg:width="12.149cm" svg:height="0.022cm" svg:x="6.484cm" svg:y="11.997cm" svg:viewBox="0 0 12150 23" draw:points="10,0 0,12 10,23 12143,23 12150,12 12143,0">
          <text:p/>
        </draw:polygon>
        <draw:polygon draw:style-name="gr10" draw:layer="layout" svg:width="3.542cm" svg:height="0.021cm" svg:x="2.952cm" svg:y="12.714cm" svg:viewBox="0 0 3543 22" draw:points="18,0 7,11 0,22 3543,22 3533,11 3526,0">
          <text:p/>
        </draw:polygon>
        <draw:polygon draw:style-name="gr10" draw:layer="layout" svg:width="12.167cm" svg:height="0.021cm" svg:x="6.477cm" svg:y="12.714cm" svg:viewBox="0 0 12168 22" draw:points="17,0 7,11 0,22 12168,22 12157,11 12150,0">
          <text:p/>
        </draw:polygon>
        <draw:polygon draw:style-name="gr10" draw:layer="layout" svg:width="0.018cm" svg:height="0.737cm" svg:x="2.952cm" svg:y="9.849cm" svg:viewBox="0 0 19 738" draw:points="0,738 7,728 19,717 19,21 7,11 0,0">
          <text:p/>
        </draw:polygon>
        <draw:polygon draw:style-name="gr10" draw:layer="layout" svg:width="0.018cm" svg:height="0.738cm" svg:x="2.952cm" svg:y="10.565cm" svg:viewBox="0 0 19 739" draw:points="0,739 7,728 19,717 19,21 7,11 0,0">
          <text:p/>
        </draw:polygon>
        <draw:polygon draw:style-name="gr10" draw:layer="layout" svg:width="0.018cm" svg:height="0.738cm" svg:x="2.952cm" svg:y="11.281cm" svg:viewBox="0 0 19 739" draw:points="0,739 7,728 19,717 19,22 7,11 0,0">
          <text:p/>
        </draw:polygon>
        <draw:polygon draw:style-name="gr10" draw:layer="layout" svg:width="0.018cm" svg:height="0.738cm" svg:x="2.952cm" svg:y="11.997cm" svg:viewBox="0 0 19 739" draw:points="0,739 7,728 19,718 19,22 7,11 0,0">
          <text:p/>
        </draw:polygon>
        <draw:polygon draw:style-name="gr10" draw:layer="layout" svg:width="0.017cm" svg:height="0.716cm" svg:x="6.477cm" svg:y="9.86cm" svg:viewBox="0 0 18 717" draw:points="0,706 7,717 18,706 18,10 7,0 0,10">
          <text:p/>
        </draw:polygon>
        <draw:polygon draw:style-name="gr10" draw:layer="layout" svg:width="0.017cm" svg:height="0.716cm" svg:x="6.477cm" svg:y="10.576cm" svg:viewBox="0 0 18 717" draw:points="0,706 7,717 18,706 18,10 7,0 0,10">
          <text:p/>
        </draw:polygon>
        <draw:polygon draw:style-name="gr10" draw:layer="layout" svg:width="0.017cm" svg:height="0.716cm" svg:x="6.477cm" svg:y="11.292cm" svg:viewBox="0 0 18 717" draw:points="0,706 7,717 18,706 18,11 7,0 0,11">
          <text:p/>
        </draw:polygon>
        <draw:polygon draw:style-name="gr10" draw:layer="layout" svg:width="0.017cm" svg:height="0.716cm" svg:x="6.477cm" svg:y="12.008cm" svg:viewBox="0 0 18 717" draw:points="0,707 7,717 18,707 18,11 7,0 0,11">
          <text:p/>
        </draw:polygon>
        <draw:polygon draw:style-name="gr10" draw:layer="layout" svg:width="0.018cm" svg:height="0.737cm" svg:x="18.626cm" svg:y="9.849cm" svg:viewBox="0 0 19 738" draw:points="0,717 7,728 19,738 19,0 7,11 0,21">
          <text:p/>
        </draw:polygon>
        <draw:polygon draw:style-name="gr10" draw:layer="layout" svg:width="0.018cm" svg:height="0.738cm" svg:x="18.626cm" svg:y="10.565cm" svg:viewBox="0 0 19 739" draw:points="0,717 7,728 19,739 19,0 7,11 0,21">
          <text:p/>
        </draw:polygon>
        <draw:polygon draw:style-name="gr10" draw:layer="layout" svg:width="0.018cm" svg:height="0.738cm" svg:x="18.626cm" svg:y="11.281cm" svg:viewBox="0 0 19 739" draw:points="0,717 7,728 19,739 19,0 7,11 0,22">
          <text:p/>
        </draw:polygon>
        <draw:polygon draw:style-name="gr10" draw:layer="layout" svg:width="0.018cm" svg:height="0.738cm" svg:x="18.626cm" svg:y="11.997cm" svg:viewBox="0 0 19 739" draw:points="0,718 7,728 19,739 19,0 7,11 0,22">
          <text:p/>
        </draw:polygon>
        <draw:frame draw:style-name="gr22" draw:layer="layout" svg:width="9.595cm" svg:height="0.475cm" svg:x="3.178cm" svg:y="9.168cm">
          <draw:text-box>
            <text:p text:style-name="P1"><text:span text:style-name="T5">&lt;002&gt; - &lt;Memory Leak Test&gt; (&lt;Debdut Karmakar&gt;)</text:span></text:p>
          </draw:text-box>
        </draw:frame>
        <draw:frame draw:style-name="gr23" draw:layer="layout" svg:width="1.738cm" svg:height="0.475cm" svg:x="3.153cm" svg:y="9.885cm">
          <draw:text-box>
            <text:p text:style-name="P1"><text:span text:style-name="T5">Objective</text:span></text:p>
          </draw:text-box>
        </draw:frame>
        <draw:frame draw:style-name="gr24" draw:layer="layout" svg:width="7.393cm" svg:height="0.475cm" svg:x="6.678cm" svg:y="9.885cm">
          <draw:text-box>
            <text:p text:style-name="P1"><text:span text:style-name="T2">Tests memory leak with lots of simulations.</text:span></text:p>
          </draw:text-box>
        </draw:frame>
        <draw:frame draw:style-name="gr25" draw:layer="layout" svg:width="1.179cm" svg:height="0.475cm" svg:x="3.153cm" svg:y="10.601cm">
          <draw:text-box>
            <text:p text:style-name="P1"><text:span text:style-name="T5">Set-up</text:span></text:p>
          </draw:text-box>
        </draw:frame>
        <draw:frame draw:style-name="gr26" draw:layer="layout" svg:width="10.327cm" svg:height="0.475cm" svg:x="6.678cm" svg:y="10.601cm">
          <draw:text-box>
            <text:p text:style-name="P1"><text:span text:style-name="T2">Test memory leaks of the structure and findings related bugs.</text:span></text:p>
          </draw:text-box>
        </draw:frame>
        <draw:frame draw:style-name="gr27" draw:layer="layout" svg:width="3.092cm" svg:height="0.475cm" svg:x="3.153cm" svg:y="11.317cm">
          <draw:text-box>
            <text:p text:style-name="P1"><text:span text:style-name="T5">Expected Results</text:span></text:p>
          </draw:text-box>
        </draw:frame>
        <draw:frame draw:style-name="gr28" draw:layer="layout" svg:width="7.931cm" svg:height="0.475cm" svg:x="6.678cm" svg:y="11.317cm">
          <draw:text-box>
            <text:p text:style-name="P1"><text:span text:style-name="T2">No segmentation fault or other memory issues.</text:span></text:p>
          </draw:text-box>
        </draw:frame>
        <draw:frame draw:style-name="gr29" draw:layer="layout" svg:width="2.622cm" svg:height="0.475cm" svg:x="3.153cm" svg:y="12.033cm">
          <draw:text-box>
            <text:p text:style-name="P1"><text:span text:style-name="T5">Actual Results</text:span></text:p>
          </draw:text-box>
        </draw:frame>
        <draw:frame draw:style-name="gr21" draw:layer="layout" svg:width="3.109cm" svg:height="0.475cm" svg:x="6.678cm" svg:y="12.033cm">
          <draw:text-box>
            <text:p text:style-name="P1"><text:span text:style-name="T2">Same as expected,</text:span></text:p>
          </draw:text-box>
        </draw:frame>
        <draw:frame draw:style-name="gr8" draw:layer="layout" svg:width="0.624cm" svg:height="0.556cm" svg:x="3.178cm" svg:y="13.664cm">
          <draw:text-box>
            <text:p text:style-name="P1"><text:span text:style-name="T4">1.2</text:span></text:p>
          </draw:text-box>
        </draw:frame>
        <draw:frame draw:style-name="gr30" draw:layer="layout" svg:width="9.362cm" svg:height="0.556cm" svg:x="4.194cm" svg:y="13.664cm">
          <draw:text-box>
            <text:p text:style-name="P1"><text:span text:style-name="T4">&lt;Design Entity ID&gt; - &lt;Design Entity Name&gt;</text:span></text:p>
          </draw:text-box>
        </draw:frame>
        <draw:polygon draw:style-name="gr10" draw:layer="layout" svg:width="3.542cm" svg:height="0.021cm" svg:x="2.952cm" svg:y="15.12cm" svg:viewBox="0 0 3543 22" draw:points="0,0 7,10 18,22 3526,22 3533,10 3543,0">
          <text:p/>
        </draw:polygon>
        <draw:polygon draw:style-name="gr10" draw:layer="layout" svg:width="12.167cm" svg:height="0.021cm" svg:x="6.477cm" svg:y="15.12cm" svg:viewBox="0 0 12168 22" draw:points="0,0 7,10 17,22 12150,22 12157,10 12168,0">
          <text:p/>
        </draw:polygon>
        <draw:polygon draw:style-name="gr10" draw:layer="layout" svg:width="3.525cm" svg:height="0.021cm" svg:x="2.959cm" svg:y="15.836cm" svg:viewBox="0 0 3526 22" draw:points="11,0 0,11 11,22 3519,22 3526,11 3519,0">
          <text:p/>
        </draw:polygon>
        <draw:polygon draw:style-name="gr10" draw:layer="layout" svg:width="12.149cm" svg:height="0.021cm" svg:x="6.484cm" svg:y="15.836cm" svg:viewBox="0 0 12150 22" draw:points="10,0 0,11 10,22 12143,22 12150,11 12143,0">
          <text:p/>
        </draw:polygon>
        <draw:polygon draw:style-name="gr10" draw:layer="layout" svg:width="3.525cm" svg:height="0.021cm" svg:x="2.959cm" svg:y="16.552cm" svg:viewBox="0 0 3526 22" draw:points="11,0 0,11 11,22 3519,22 3526,11 3519,0">
          <text:p/>
        </draw:polygon>
        <draw:polygon draw:style-name="gr10" draw:layer="layout" svg:width="12.149cm" svg:height="0.021cm" svg:x="6.484cm" svg:y="16.552cm" svg:viewBox="0 0 12150 22" draw:points="10,0 0,11 10,22 12143,22 12150,11 12143,0">
          <text:p/>
        </draw:polygon>
        <draw:polygon draw:style-name="gr10" draw:layer="layout" svg:width="3.525cm" svg:height="0.021cm" svg:x="2.959cm" svg:y="17.268cm" svg:viewBox="0 0 3526 22" draw:points="11,0 0,12 11,22 3519,22 3526,12 3519,0">
          <text:p/>
        </draw:polygon>
        <draw:polygon draw:style-name="gr10" draw:layer="layout" svg:width="12.149cm" svg:height="0.021cm" svg:x="6.484cm" svg:y="17.268cm" svg:viewBox="0 0 12150 22" draw:points="10,0 0,12 10,22 12143,22 12150,12 12143,0">
          <text:p/>
        </draw:polygon>
        <draw:polygon draw:style-name="gr10" draw:layer="layout" svg:width="3.542cm" svg:height="0.021cm" svg:x="2.952cm" svg:y="17.984cm" svg:viewBox="0 0 3543 22" draw:points="18,0 7,12 0,22 3543,22 3533,12 3526,0">
          <text:p/>
        </draw:polygon>
        <draw:polygon draw:style-name="gr10" draw:layer="layout" svg:width="12.167cm" svg:height="0.021cm" svg:x="6.477cm" svg:y="17.984cm" svg:viewBox="0 0 12168 22" draw:points="17,0 7,12 0,22 12168,22 12157,12 12150,0">
          <text:p/>
        </draw:polygon>
        <draw:polygon draw:style-name="gr10" draw:layer="layout" svg:width="0.018cm" svg:height="0.737cm" svg:x="2.952cm" svg:y="15.12cm" svg:viewBox="0 0 19 738" draw:points="0,738 7,727 19,716 19,21 7,10 0,0">
          <text:p/>
        </draw:polygon>
        <draw:polygon draw:style-name="gr10" draw:layer="layout" svg:width="0.018cm" svg:height="0.737cm" svg:x="2.952cm" svg:y="15.836cm" svg:viewBox="0 0 19 738" draw:points="0,738 7,727 19,717 19,22 7,11 0,0">
          <text:p/>
        </draw:polygon>
        <draw:polygon draw:style-name="gr10" draw:layer="layout" svg:width="0.018cm" svg:height="0.737cm" svg:x="2.952cm" svg:y="16.552cm" svg:viewBox="0 0 19 738" draw:points="0,738 7,728 19,717 19,21 7,10 0,0">
          <text:p/>
        </draw:polygon>
        <draw:polygon draw:style-name="gr10" draw:layer="layout" svg:width="0.018cm" svg:height="0.737cm" svg:x="2.952cm" svg:y="17.268cm" svg:viewBox="0 0 19 738" draw:points="0,738 7,728 19,717 19,21 7,11 0,0">
          <text:p/>
        </draw:polygon>
        <draw:polygon draw:style-name="gr10" draw:layer="layout" svg:width="0.017cm" svg:height="0.716cm" svg:x="6.477cm" svg:y="15.13cm" svg:viewBox="0 0 18 717" draw:points="0,707 7,717 18,707 18,11 7,0 0,11">
          <text:p/>
        </draw:polygon>
        <draw:polygon draw:style-name="gr10" draw:layer="layout" svg:width="0.017cm" svg:height="0.716cm" svg:x="6.477cm" svg:y="15.846cm" svg:viewBox="0 0 18 717" draw:points="0,707 7,717 18,707 18,11 7,0 0,11">
          <text:p/>
        </draw:polygon>
        <draw:polygon draw:style-name="gr10" draw:layer="layout" svg:width="0.017cm" svg:height="0.717cm" svg:x="6.477cm" svg:y="16.562cm" svg:viewBox="0 0 18 718" draw:points="0,707 7,718 18,707 18,11 7,0 0,11">
          <text:p/>
        </draw:polygon>
        <draw:polygon draw:style-name="gr10" draw:layer="layout" svg:width="0.017cm" svg:height="0.716cm" svg:x="6.477cm" svg:y="17.279cm" svg:viewBox="0 0 18 717" draw:points="0,706 7,717 18,706 18,10 7,0 0,10">
          <text:p/>
        </draw:polygon>
        <draw:polygon draw:style-name="gr10" draw:layer="layout" svg:width="0.018cm" svg:height="0.737cm" svg:x="18.626cm" svg:y="15.12cm" svg:viewBox="0 0 19 738" draw:points="0,716 7,727 19,738 19,0 7,10 0,21">
          <text:p/>
        </draw:polygon>
        <draw:polygon draw:style-name="gr10" draw:layer="layout" svg:width="0.018cm" svg:height="0.737cm" svg:x="18.626cm" svg:y="15.836cm" svg:viewBox="0 0 19 738" draw:points="0,717 7,727 19,738 19,0 7,11 0,22">
          <text:p/>
        </draw:polygon>
        <draw:polygon draw:style-name="gr10" draw:layer="layout" svg:width="0.018cm" svg:height="0.737cm" svg:x="18.626cm" svg:y="16.552cm" svg:viewBox="0 0 19 738" draw:points="0,717 7,728 19,738 19,0 7,10 0,21">
          <text:p/>
        </draw:polygon>
        <draw:polygon draw:style-name="gr10" draw:layer="layout" svg:width="0.018cm" svg:height="0.737cm" svg:x="18.626cm" svg:y="17.268cm" svg:viewBox="0 0 19 738" draw:points="0,717 7,728 19,738 19,0 7,11 0,21">
          <text:p/>
        </draw:polygon>
        <draw:frame draw:style-name="gr13" draw:layer="layout" svg:width="8.956cm" svg:height="0.475cm" svg:x="3.178cm" svg:y="14.439cm">
          <draw:text-box>
            <text:p text:style-name="P1"><text:span text:style-name="T5">&lt;001&gt; - &lt;Limitation Test&gt; (&lt;Debdut Karmakar&gt;)</text:span></text:p>
          </draw:text-box>
        </draw:frame>
        <draw:frame draw:style-name="gr14" draw:layer="layout" svg:width="1.551cm" svg:height="0.475cm" svg:x="3.153cm" svg:y="15.155cm">
          <draw:text-box>
            <text:p text:style-name="P1"><text:span text:style-name="T5">Objectiv</text:span></text:p>
          </draw:text-box>
        </draw:frame>
        <draw:frame draw:style-name="gr7" draw:layer="layout" svg:width="0.129cm" svg:height="0.319cm" svg:x="4.706cm" svg:y="15.281cm">
          <draw:text-box>
            <text:p text:style-name="P1"><text:span text:style-name="T6">e</text:span></text:p>
          </draw:text-box>
        </draw:frame>
        <draw:frame draw:style-name="gr31" draw:layer="layout" svg:width="8.1cm" svg:height="0.475cm" svg:x="6.678cm" svg:y="15.155cm">
          <draw:text-box>
            <text:p text:style-name="P1"><text:span text:style-name="T2">Test Limitations of arbitrary precision numbers.</text:span></text:p>
          </draw:text-box>
        </draw:frame>
        <draw:frame draw:style-name="gr16" draw:layer="layout" svg:width="0.942cm" svg:height="0.475cm" svg:x="3.153cm" svg:y="15.871cm">
          <draw:text-box>
            <text:p text:style-name="P1"><text:span text:style-name="T5">Set-u</text:span></text:p>
          </draw:text-box>
        </draw:frame>
        <draw:frame draw:style-name="gr7" draw:layer="layout" svg:width="0.146cm" svg:height="0.319cm" svg:x="4.095cm" svg:y="15.997cm">
          <draw:text-box>
            <text:p text:style-name="P1"><text:span text:style-name="T6">p</text:span></text:p>
          </draw:text-box>
        </draw:frame>
        <draw:frame draw:style-name="gr32" draw:layer="layout" svg:width="4.045cm" svg:height="0.475cm" svg:x="6.678cm" svg:y="15.871cm">
          <draw:text-box>
            <text:p text:style-name="P1"><text:span text:style-name="T2">Test with computing Pi.</text:span></text:p>
          </draw:text-box>
        </draw:frame>
        <draw:frame draw:style-name="gr18" draw:layer="layout" svg:width="2.927cm" svg:height="0.475cm" svg:x="3.153cm" svg:y="16.587cm">
          <draw:text-box>
            <text:p text:style-name="P1"><text:span text:style-name="T5">Expected Result</text:span></text:p>
          </draw:text-box>
        </draw:frame>
        <draw:frame draw:style-name="gr7" draw:layer="layout" svg:width="0.112cm" svg:height="0.319cm" svg:x="6.081cm" svg:y="16.713cm">
          <draw:text-box>
            <text:p text:style-name="P1"><text:span text:style-name="T6">s</text:span></text:p>
          </draw:text-box>
        </draw:frame>
        <draw:frame draw:style-name="gr33" draw:layer="layout" svg:width="9.32cm" svg:height="0.475cm" svg:x="6.678cm" svg:y="16.587cm">
          <draw:text-box>
            <text:p text:style-name="P1"><text:span text:style-name="T2">Calculate many digits of pi within memory limitations.</text:span></text:p>
          </draw:text-box>
        </draw:frame>
        <draw:frame draw:style-name="gr20" draw:layer="layout" svg:width="2.457cm" svg:height="0.475cm" svg:x="3.153cm" svg:y="17.304cm">
          <draw:text-box>
            <text:p text:style-name="P1"><text:span text:style-name="T5">Actual Result</text:span></text:p>
          </draw:text-box>
        </draw:frame>
        <draw:frame draw:style-name="gr7" draw:layer="layout" svg:width="0.112cm" svg:height="0.319cm" svg:x="5.609cm" svg:y="17.429cm">
          <draw:text-box>
            <text:p text:style-name="P1"><text:span text:style-name="T6">s</text:span></text:p>
          </draw:text-box>
        </draw:frame>
        <draw:frame draw:style-name="gr21" draw:layer="layout" svg:width="3.109cm" svg:height="0.475cm" svg:x="6.678cm" svg:y="17.304cm">
          <draw:text-box>
            <text:p text:style-name="P1"><text:span text:style-name="T2">Same as expected.</text:span></text:p>
          </draw:text-box>
        </draw:frame>
        <draw:polygon draw:style-name="gr10" draw:layer="layout" svg:width="3.542cm" svg:height="0.021cm" svg:x="2.952cm" svg:y="19.399cm" svg:viewBox="0 0 3543 22" draw:points="0,0 7,10 18,22 3526,22 3533,10 3543,0">
          <text:p/>
        </draw:polygon>
        <draw:polygon draw:style-name="gr10" draw:layer="layout" svg:width="12.167cm" svg:height="0.021cm" svg:x="6.477cm" svg:y="19.399cm" svg:viewBox="0 0 12168 22" draw:points="0,0 7,10 17,22 12150,22 12157,10 12168,0">
          <text:p/>
        </draw:polygon>
        <draw:polygon draw:style-name="gr10" draw:layer="layout" svg:width="3.525cm" svg:height="0.021cm" svg:x="2.959cm" svg:y="20.115cm" svg:viewBox="0 0 3526 22" draw:points="11,0 0,10 11,22 3519,22 3526,10 3519,0">
          <text:p/>
        </draw:polygon>
        <draw:polygon draw:style-name="gr10" draw:layer="layout" svg:width="12.149cm" svg:height="0.021cm" svg:x="6.484cm" svg:y="20.115cm" svg:viewBox="0 0 12150 22" draw:points="10,0 0,10 10,22 12143,22 12150,10 12143,0">
          <text:p/>
        </draw:polygon>
        <draw:polygon draw:style-name="gr10" draw:layer="layout" svg:width="3.525cm" svg:height="0.021cm" svg:x="2.959cm" svg:y="20.831cm" svg:viewBox="0 0 3526 22" draw:points="11,0 0,11 11,22 3519,22 3526,11 3519,0">
          <text:p/>
        </draw:polygon>
        <draw:polygon draw:style-name="gr10" draw:layer="layout" svg:width="12.149cm" svg:height="0.021cm" svg:x="6.484cm" svg:y="20.831cm" svg:viewBox="0 0 12150 22" draw:points="10,0 0,11 10,22 12143,22 12150,11 12143,0">
          <text:p/>
        </draw:polygon>
        <draw:polygon draw:style-name="gr10" draw:layer="layout" svg:width="3.525cm" svg:height="0.021cm" svg:x="2.959cm" svg:y="21.547cm" svg:viewBox="0 0 3526 22" draw:points="11,0 0,12 11,22 3519,22 3526,12 3519,0">
          <text:p/>
        </draw:polygon>
        <draw:polygon draw:style-name="gr10" draw:layer="layout" svg:width="12.149cm" svg:height="0.021cm" svg:x="6.484cm" svg:y="21.547cm" svg:viewBox="0 0 12150 22" draw:points="10,0 0,12 10,22 12143,22 12150,12 12143,0">
          <text:p/>
        </draw:polygon>
        <draw:polygon draw:style-name="gr10" draw:layer="layout" svg:width="3.542cm" svg:height="0.021cm" svg:x="2.952cm" svg:y="22.263cm" svg:viewBox="0 0 3543 22" draw:points="18,0 7,12 0,22 3543,22 3533,12 3526,0">
          <text:p/>
        </draw:polygon>
        <draw:polygon draw:style-name="gr10" draw:layer="layout" svg:width="12.167cm" svg:height="0.021cm" svg:x="6.477cm" svg:y="22.263cm" svg:viewBox="0 0 12168 22" draw:points="17,0 7,12 0,22 12168,22 12157,12 12150,0">
          <text:p/>
        </draw:polygon>
        <draw:polygon draw:style-name="gr10" draw:layer="layout" svg:width="0.018cm" svg:height="0.737cm" svg:x="2.952cm" svg:y="19.399cm" svg:viewBox="0 0 19 738" draw:points="0,738 7,727 19,717 19,21 7,10 0,0">
          <text:p/>
        </draw:polygon>
        <draw:polygon draw:style-name="gr10" draw:layer="layout" svg:width="0.018cm" svg:height="0.737cm" svg:x="2.952cm" svg:y="20.115cm" svg:viewBox="0 0 19 738" draw:points="0,738 7,728 19,717 19,21 7,10 0,0">
          <text:p/>
        </draw:polygon>
        <draw:polygon draw:style-name="gr10" draw:layer="layout" svg:width="0.018cm" svg:height="0.737cm" svg:x="2.952cm" svg:y="20.831cm" svg:viewBox="0 0 19 738" draw:points="0,738 7,728 19,717 19,21 7,11 0,0">
          <text:p/>
        </draw:polygon>
        <draw:polygon draw:style-name="gr10" draw:layer="layout" svg:width="0.018cm" svg:height="0.737cm" svg:x="2.952cm" svg:y="21.547cm" svg:viewBox="0 0 19 738" draw:points="0,738 7,728 19,717 19,21 7,11 0,0">
          <text:p/>
        </draw:polygon>
        <draw:polygon draw:style-name="gr10" draw:layer="layout" svg:width="0.017cm" svg:height="0.716cm" svg:x="6.477cm" svg:y="19.409cm" svg:viewBox="0 0 18 717" draw:points="0,707 7,717 18,707 18,11 7,0 0,11">
          <text:p/>
        </draw:polygon>
        <draw:polygon draw:style-name="gr10" draw:layer="layout" svg:width="0.017cm" svg:height="0.717cm" svg:x="6.477cm" svg:y="20.125cm" svg:viewBox="0 0 18 718" draw:points="0,707 7,718 18,707 18,11 7,0 0,11">
          <text:p/>
        </draw:polygon>
        <draw:polygon draw:style-name="gr10" draw:layer="layout" svg:width="0.017cm" svg:height="0.716cm" svg:x="6.477cm" svg:y="20.842cm" svg:viewBox="0 0 18 717" draw:points="0,706 7,717 18,706 18,10 7,0 0,10">
          <text:p/>
        </draw:polygon>
        <draw:polygon draw:style-name="gr10" draw:layer="layout" svg:width="0.017cm" svg:height="0.716cm" svg:x="6.477cm" svg:y="21.558cm" svg:viewBox="0 0 18 717" draw:points="0,706 7,717 18,706 18,10 7,0 0,10">
          <text:p/>
        </draw:polygon>
        <draw:polygon draw:style-name="gr10" draw:layer="layout" svg:width="0.018cm" svg:height="0.737cm" svg:x="18.626cm" svg:y="19.399cm" svg:viewBox="0 0 19 738" draw:points="0,717 7,727 19,738 19,0 7,10 0,21">
          <text:p/>
        </draw:polygon>
        <draw:polygon draw:style-name="gr10" draw:layer="layout" svg:width="0.018cm" svg:height="0.737cm" svg:x="18.626cm" svg:y="20.115cm" svg:viewBox="0 0 19 738" draw:points="0,717 7,728 19,738 19,0 7,10 0,21">
          <text:p/>
        </draw:polygon>
        <draw:polygon draw:style-name="gr10" draw:layer="layout" svg:width="0.018cm" svg:height="0.737cm" svg:x="18.626cm" svg:y="20.831cm" svg:viewBox="0 0 19 738" draw:points="0,717 7,728 19,738 19,0 7,11 0,21">
          <text:p/>
        </draw:polygon>
        <draw:polygon draw:style-name="gr10" draw:layer="layout" svg:width="0.018cm" svg:height="0.737cm" svg:x="18.626cm" svg:y="21.547cm" svg:viewBox="0 0 19 738" draw:points="0,717 7,728 19,738 19,0 7,11 0,21">
          <text:p/>
        </draw:polygon>
        <draw:frame draw:style-name="gr22" draw:layer="layout" svg:width="9.595cm" svg:height="0.475cm" svg:x="3.178cm" svg:y="18.718cm">
          <draw:text-box>
            <text:p text:style-name="P1"><text:span text:style-name="T5">&lt;002&gt; - &lt;Memory Leak Test&gt; (&lt;Debdut Karmakar&gt;)</text:span></text:p>
          </draw:text-box>
        </draw:frame>
        <draw:frame draw:style-name="gr23" draw:layer="layout" svg:width="1.738cm" svg:height="0.475cm" svg:x="3.153cm" svg:y="19.434cm">
          <draw:text-box>
            <text:p text:style-name="P1"><text:span text:style-name="T5">Objective</text:span></text:p>
          </draw:text-box>
        </draw:frame>
        <draw:frame draw:style-name="gr24" draw:layer="layout" svg:width="7.393cm" svg:height="0.475cm" svg:x="6.678cm" svg:y="19.434cm">
          <draw:text-box>
            <text:p text:style-name="P1"><text:span text:style-name="T2">Tests memory leak with lots of simulations.</text:span></text:p>
          </draw:text-box>
        </draw:frame>
        <draw:frame draw:style-name="gr25" draw:layer="layout" svg:width="1.179cm" svg:height="0.475cm" svg:x="3.153cm" svg:y="20.15cm">
          <draw:text-box>
            <text:p text:style-name="P1"><text:span text:style-name="T5">Set-up</text:span></text:p>
          </draw:text-box>
        </draw:frame>
        <draw:frame draw:style-name="gr26" draw:layer="layout" svg:width="10.327cm" svg:height="0.475cm" svg:x="6.678cm" svg:y="20.15cm">
          <draw:text-box>
            <text:p text:style-name="P1"><text:span text:style-name="T2">Test memory leaks of the structure and findings related bugs.</text:span></text:p>
          </draw:text-box>
        </draw:frame>
        <draw:frame draw:style-name="gr27" draw:layer="layout" svg:width="3.092cm" svg:height="0.475cm" svg:x="3.153cm" svg:y="20.867cm">
          <draw:text-box>
            <text:p text:style-name="P1"><text:span text:style-name="T5">Expected Results</text:span></text:p>
          </draw:text-box>
        </draw:frame>
        <draw:frame draw:style-name="gr28" draw:layer="layout" svg:width="7.931cm" svg:height="0.475cm" svg:x="6.678cm" svg:y="20.867cm">
          <draw:text-box>
            <text:p text:style-name="P1"><text:span text:style-name="T2">No segmentation fault or other memory issues.</text:span></text:p>
          </draw:text-box>
        </draw:frame>
        <draw:frame draw:style-name="gr29" draw:layer="layout" svg:width="2.622cm" svg:height="0.475cm" svg:x="3.153cm" svg:y="21.583cm">
          <draw:text-box>
            <text:p text:style-name="P1"><text:span text:style-name="T5">Actual Results</text:span></text:p>
          </draw:text-box>
        </draw:frame>
        <draw:frame draw:style-name="gr21" draw:layer="layout" svg:width="3.109cm" svg:height="0.475cm" svg:x="6.678cm" svg:y="21.583cm">
          <draw:text-box>
            <text:p text:style-name="P1"><text:span text:style-name="T2">Same as expected,</text:span></text:p>
          </draw:text-box>
        </draw:frame>
        <draw:polygon draw:style-name="gr4" draw:layer="layout" svg:width="0.208cm" svg:height="0.97cm" svg:x="10.692cm" svg:y="26.186cm" svg:viewBox="0 0 209 971" draw:points="0,0 209,0 209,971 0,971">
          <text:p/>
        </draw:polygon>
        <draw:frame draw:style-name="gr5" draw:layer="layout" svg:width="0.214cm" svg:height="0.475cm" svg:x="10.692cm" svg:y="26.201cm">
          <draw:text-box>
            <text:p text:style-name="P1"><text:span text:style-name="T2">3</text:span></text:p>
          </draw:text-box>
        </draw:frame>
        <draw:frame draw:style-name="gr5" draw:layer="layout" svg:width="0.214cm" svg:height="0.475cm" svg:x="10.696cm" svg:y="26.204cm">
          <draw:text-box>
            <text:p text:style-name="P1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6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1T23:39:46.451028196</dc:date>
    <meta:document-statistic meta:object-count="149"/>
    <meta:generator>LibreOffice/4.2.8.2$Linux_X86_64 LibreOffice_project/420m0$Build-2</meta:generator>
  </office:meta>
</office:document-meta>
</file>